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Gras" style:font-family-generic="roman"/>
    <style:font-face style:name="Times new roman" svg:font-family="'Times new roman'" style:font-adornments="Gras" style:font-family-generic="roman"/>
    <style:font-face style:name="Times new roman1" svg:font-family="'Times new roman'" style:font-adornments="Normal" style:font-family-generic="roman"/>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1c11b8"/>
    </style:style>
    <style:style style:name="P3" style:family="paragraph" style:parent-style-name="Standard">
      <style:text-properties officeooo:paragraph-rsid="001dead2"/>
    </style:style>
    <style:style style:name="P4" style:family="paragraph" style:parent-style-name="Heading_20_1">
      <style:text-properties officeooo:paragraph-rsid="001986b7"/>
    </style:style>
    <style:style style:name="T1" style:family="text">
      <style:text-properties officeooo:rsid="001ae219"/>
    </style:style>
    <style:style style:name="T2" style:family="text">
      <style:text-properties officeooo:rsid="001dea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Voici mon plan</text:p>
      <text:p text:style-name="Standard"/>
      <text:p text:style-name="Standard">I. Introduction</text:p>
      <text:p text:style-name="Standard">Contexte et objectifs du rapport</text:p>
      <text:p text:style-name="Standard">Présentation de la problématique</text:p>
      <text:p text:style-name="Standard">II. Problématique</text:p>
      <text:p text:style-name="Standard">Présentation des modules étudiés : Algorithme, Python, Structure de données (avec un focus sur les fichiers), POO</text:p>
      <text:p text:style-name="Standard">Les problématiques associées à chaque module</text:p>
      <text:p text:style-name="Standard">III. Objectifs</text:p>
      <text:p text:style-name="Standard">Les objectifs poursuivis dans l'étude de chaque module</text:p>
      <text:p text:style-name="Standard">IV. Problèmes rencontrés et solutions apportées</text:p>
      <text:p text:style-name="Standard">Les difficultés rencontrées lors de l'étude de chaque module</text:p>
      <text:p text:style-name="Standard">Les solutions qui ont été apportées pour surmonter ces difficultés</text:p>
      <text:p text:style-name="Standard">V. Perspectives</text:p>
      <text:p text:style-name="Standard">Les perspectives pour l'utilisation de ces modules dans la vie professionnelle et académique</text:p>
      <text:p text:style-name="Standard">Les limites des modules étudiés et les perspectives pour des recherches futures</text:p>
      <text:p text:style-name="Standard">VI. Maquettes d'écran</text:p>
      <text:p text:style-name="Standard">Présentation de maquettes d'écran illustrant les applications développées dans le cadre de l'étude de chaque module</text:p>
      <text:p text:style-name="Standard">VII. Conclusion</text:p>
      <text:p text:style-name="Standard">Synthèse des éléments clés présentés dans le rapport</text:p>
      <text:p text:style-name="Standard">Perspectives pour l'utilisation de ces modules dans la vie professionnelle et académique</text:p>
      <text:p text:style-name="Standard">Limites et perspectives pour des recherches futures</text:p>
      <text:p text:style-name="Standard"/>
      <text:p text:style-name="Standard"/>
      <text:p text:style-name="Standard"/>
      <text:p text:style-name="Standard"/>
      <text:p text:style-name="Standard">Avant-propos</text:p>
      <text:p text:style-name="Standard">La technologie de l'information a révolutionné le monde dans lequel nous vivons. Les données sont devenues un élément clé de notre vie quotidienne, de notre travail et de nos activités sociales. Pourtant, avec l'abondance de données, il est devenu de plus en plus difficile de les gérer efficacement. C'est pourquoi la capacité à collecter, analyser et interpréter les données est devenue une compétence essentielle pour les professionnels de tous les secteurs.</text:p>
      <text:p text:style-name="Standard">C'est dans cette perspective que j'ai décidé de suivre la formation en développement data à Orange Digital Center / Sonatel Academy. Durant cette formation, j'ai eu l'occasion d'acquérir des connaissances fondamentales sur les algorithmes, Python, la structure de données et la programmation orientée objet en Python. Le but de ce rapport est de présenter les différents modules que j'ai étudiés au cours de cette formation, les objectifs poursuivis, les problèmes rencontrés et les solutions apportées, ainsi que les perspectives pour l'utilisation de ces modules dans la vie professionnelle et académique.</text:p>
      <text:p text:style-name="Standard">Je tiens à remercier mon coach, MARA, pour son soutien et ses conseils tout au long de cette formation, ainsi que tous les enseignants et formateurs qui ont partagé leur expertise avec <text:soft-page-break/>nous. Je suis reconnaissant de cette opportunité qui m'a permis d'élargir mes compétences et mes connaissances dans le domaine du développement data.</text:p>
      <text:p text:style-name="Standard">Enfin, j'espère que ce rapport sera utile pour ceux qui souhaitent découvrir les bases du développement data et qui cherchent à améliorer leurs compétences dans ce domaine.</text:p>
      <text:p text:style-name="Standard">SERIGNE MODOU DIOP</text:p>
      <text:p text:style-name="Standard"/>
      <text:p text:style-name="Standard">Remerciements</text:p>
      <text:p text:style-name="Standard">Je tiens à exprimer ma gratitude envers toutes les personnes qui ont contribué de près ou de loin à la réalisation de ce rapport.</text:p>
      <text:p text:style-name="Standard">Je tiens tout d'abord à remercier mon coach, MARA, pour sa patience, son accompagnement et ses précieux conseils tout au long de la formation en développement data. Grâce à sa pédagogie, j'ai pu acquérir de nouvelles compétences et renforcer mes connaissances dans le domaine.</text:p>
      <text:p text:style-name="Standard">Je souhaite également remercier tous les formateurs et enseignants qui ont partagé leurs connaissances et leur expertise avec nous. Leurs interventions ont été riches en enseignements et m'ont permis de mieux comprendre les différents modules étudiés.</text:p>
      <text:p text:style-name="Standard">Je n'oublie pas également mes camarades de formation qui ont été d'un grand soutien tout au long de la formation. Leurs encouragements et leur aide ont été essentiels pour surmonter les difficultés rencontrées.</text:p>
      <text:p text:style-name="Standard">Enfin, je tiens à remercier ma famille et mes amis pour leur soutien indéfectible et leur encouragement tout au long de ce parcours de formation.</text:p>
      <text:p text:style-name="Standard"/>
      <text:p text:style-name="Standard"/>
      <text:p text:style-name="Standard">Sommaire</text:p>
      <text:p text:style-name="Standard">I. Introduction Contexte et objectifs du rapport Présentation de la problématique</text:p>
      <text:p text:style-name="Standard">II. Problématique Présentation des modules étudiés : Algorithme, Python, Structure de données (avec un focus sur les fichiers), POO Les problématiques associées à chaque module</text:p>
      <text:p text:style-name="Standard">III. Objectifs Les objectifs poursuivis dans l'étude de chaque module</text:p>
      <text:p text:style-name="Standard">IV. Problèmes rencontrés et solutions apportées Les difficultés rencontrées lors de l'étude de chaque module Les solutions qui ont été apportées pour surmonter ces difficultés</text:p>
      <text:p text:style-name="Standard">V. Perspectives Les perspectives pour l'utilisation de ces modules dans la vie professionnelle et académique Les limites des modules étudiés et les perspectives pour des recherches futures</text:p>
      <text:p text:style-name="Standard">VI. Maquettes d'écran Présentation de maquettes d'écran illustrant les applications développées dans le cadre de l'étude de chaque module</text:p>
      <text:p text:style-name="Standard">VII. Conclusion Synthèse des éléments clés présentés dans le rapport Perspectives pour l'utilisation de ces modules dans la vie professionnelle et académique Limites et perspectives pour des recherches futures</text:p>
      <text:p text:style-name="Standard">VIII. Bibliographie Les sources consultées pour la rédaction de ce rapport</text:p>
      <text:p text:style-name="Standard">IX. Annexes Les fichiers de code source utilisés pour les différentes applications développées dans le cadre de la formation.</text:p>
      <text:p text:style-name="Standard"/>
      <text:p text:style-name="Standard"/>
      <text:p text:style-name="Standard">Liste des figures et tableaux</text:p>
      <text:p text:style-name="Standard">Figures :</text:p>
      <text:p text:style-name="Standard"><text:s text:c="4"/>1. Exemple d'algorithme de tri par sélection (Section II)</text:p>
      <text:p text:style-name="Standard"><text:s text:c="4"/>2. Exemple de code Python pour ouvrir et lire un fichier texte (Section II)</text:p>
      <text:p text:style-name="Standard"><text:soft-page-break/><text:s text:c="4"/>3. Exemple de code Python pour créer une classe et ses méthodes (Section II)</text:p>
      <text:p text:style-name="Standard"><text:s text:c="4"/>4. Maquette d'écran pour une application de gestion de stock (Section VI)</text:p>
      <text:p text:style-name="Standard"><text:s text:c="4"/>5. Maquette d'écran pour une application de visualisation de données (Section VI)</text:p>
      <text:p text:style-name="Standard">Tableaux :</text:p>
      <text:p text:style-name="Standard"><text:s text:c="4"/>1. Tableau des complexités de différents algorithmes de tri (Section II)</text:p>
      <text:p text:style-name="Standard"><text:s text:c="4"/>2. Tableau de comparaison des structures de données listes et tuples (Section III)</text:p>
      <text:p text:style-name="Standard"><text:s text:c="4"/>3. Tableau de comparaison des structures de données dictionnaires et ensembles (Section III)</text:p>
      <text:p text:style-name="Standard"/>
      <text:p text:style-name="Standard"/>
      <text:p text:style-name="Standard">Liste des abréviations</text:p>
      <text:p text:style-name="Standard"><text:s text:c="4"/>• POO : Programmation Orientée Objet</text:p>
      <text:p text:style-name="Standard"><text:s text:c="4"/>• IDE : Environnement de développement intégré</text:p>
      <text:p text:style-name="Standard"><text:s text:c="4"/>• CSV : Comma-Separated Values (Valeurs Séparées par des Virgules)</text:p>
      <text:p text:style-name="Standard"><text:s text:c="4"/>• JSON : JavaScript Object Notation (Notation Objet JavaScript)</text:p>
      <text:p text:style-name="Standard"><text:s text:c="4"/>• SQL : Structured Query Language (Langage de Requête Structuré)</text:p>
      <text:p text:style-name="Standard"><text:s text:c="4"/>• API : Application Programming Interface (Interface de Programmation d'Application)</text:p>
      <text:p text:style-name="Standard"><text:s text:c="4"/>• HTML : Hypertext Markup Language (Langage de Balisage d'Hypertexte)</text:p>
      <text:p text:style-name="Standard"><text:s text:c="4"/>• CSS : Cascading Style Sheets (Feuilles de style en cascade)</text:p>
      <text:p text:style-name="Standard"><text:s text:c="4"/>• JVM : Java Virtual Machine (Machine Virtuelle Java)</text:p>
      <text:p text:style-name="Standard">Note : N'hésitez pas à ajouter ou supprimer des abréviations selon vos besoins.</text:p>
      <text:p text:style-name="Standard"/>
      <text:p text:style-name="Standard"/>
      <text:p text:style-name="Standard">Glossaire</text:p>
      <text:p text:style-name="Standard">Algorithme : Une série d'instructions ou d'étapes définies pour résoudre un problème ou effectuer une tâche spécifique.</text:p>
      <text:p text:style-name="Standard">API : Une interface de programmation d'application (API) est un ensemble de définitions et de protocoles pour la création de logiciels et d'applications. Elle facilite la communication entre différentes applications et permet une intégration plus facile entre elles.</text:p>
      <text:p text:style-name="Standard">CSV : Le format CSV (Comma-Separated Values) est un format de fichier qui permet de stocker des données sous forme de tableaux, avec les valeurs séparées par des virgules.</text:p>
      <text:p text:style-name="Standard">Dictionnaire : Une structure de données en Python qui associe des clés à des valeurs.</text:p>
      <text:p text:style-name="Standard">IDE : Un environnement de développement intégré (IDE) est un logiciel qui permet de développer, tester et déboguer des programmes informatiques plus facilement et efficacement en fournissant des outils et des fonctionnalités utiles.</text:p>
      <text:p text:style-name="Standard">JSON : Le format JSON (JavaScript Object Notation) est un format de données utilisé pour stocker et échanger des informations structurées.</text:p>
      <text:p text:style-name="Standard">Liste : Une structure de données en Python qui permet de stocker une collection ordonnée d'éléments.</text:p>
      <text:p text:style-name="Standard">POO : La programmation orientée objet (POO) est un paradigme de programmation qui utilise des objets pour représenter et manipuler les données et les comportements.</text:p>
      <text:p text:style-name="Standard">SQL : Le langage de requête structuré (SQL) est un langage informatique utilisé pour gérer les bases de données relationnelles.</text:p>
      <text:p text:style-name="Standard">Tuple : Une structure de données en Python similaire à une liste, mais avec des éléments immuables.</text:p>
      <text:p text:style-name="Standard"><text:soft-page-break/>Ensemble : Une structure de données en Python qui permet de stocker une collection non ordonnée d'éléments uniques.</text:p>
      <text:p text:style-name="Standard">Note : N'hésitez pas à ajouter ou supprimer des termes selon vos besoins.</text:p>
      <text:p text:style-name="Standard">SERIGNE MODOU DIOP</text:p>
      <text:p text:style-name="Standard"/>
      <text:p text:style-name="Standard"/>
      <text:p text:style-name="P1"/>
      <text:h text:style-name="P4" text:outline-level="1">PRÉSENTATION</text:h>
      <text:h text:style-name="Heading_20_2" text:outline-level="2">ORANGE DIGITAL CENTER</text:h>
      <text:p text:style-name="Standard">Orange Digital Center Sénégal est un hub d'innovation et de développement numérique basé à Dakar, au Sénégal. Il a été créé en 2018 par Orange, l'un des principaux opérateurs de télécommunications en Afrique, pour soutenir et accompagner l'écosystème numérique en Afrique de l'Ouest.</text:p>
      <text:p text:style-name="Standard">Le centre offre une variété de programmes et de services pour les entrepreneurs, les startups, les développeurs, les étudiants et les professionnels de l'industrie. Il dispose d'espaces de coworking, de laboratoires de fabrication, de salles de formation, d'ateliers et d'un programme d'incubation pour aider les startups à développer leurs idées et à se lancer sur le marché.</text:p>
      <text:p text:style-name="Standard">Le centre organise également des événements, des hackathons, des formations et des conférences pour promouvoir l'innovation et la collaboration entre les acteurs du numérique en Afrique. Il est un lieu de rencontre pour les innovateurs, les investisseurs, les experts et les décideurs de l'industrie numérique.</text:p>
      <text:p text:style-name="Standard">Orange Digital Center Senegal fait partie du réseau Orange Digital Centers, qui compte plusieurs centres d'innovation en Afrique et en Europe. Il est un symbole de l'engagement d'Orange à soutenir l'innovation et le développement numérique en Afrique, en offrant des opportunités et des outils pour aider les acteurs du numérique à réussir dans un monde de plus en plus numérique.</text:p>
      <text:p text:style-name="Standard"/>
      <text:h text:style-name="Heading_20_2" text:outline-level="2">SONATEL ACADEMY</text:h>
      <text:p text:style-name="Standard"/>
      <text:p text:style-name="Standard">La Sonatel Academy est une institution de formation professionnelle créée par la Sonatel, une entreprise de télécommunications sénégalaise. Elle a pour objectif de former des jeunes talents dans le domaine des TIC (Technologies de l'Information et de la Communication) et de contribuer au développement des compétences numériques en Afrique.</text:p>
      <text:p text:style-name="Standard">La Sonatel Academy propose des formations de qualité dans des domaines tels que le développement web, le développement mobile, la sécurité informatique, la data science, etc. Les formations sont dispensées par des experts du domaine, avec une forte orientation pratique pour permettre aux apprenants de développer des compétences opérationnelles en adéquation avec les besoins du marché.</text:p>
      <text:p text:style-name="Standard">La Sonatel Academy a pour mission de fournir une formation de qualité, de promouvoir l'innovation et d'accompagner les apprenants dans leur insertion professionnelle. Elle est un véritable tremplin pour les jeunes talents qui souhaitent se lancer dans une carrière dans le domaine des TIC.</text:p>
      <text:p text:style-name="Standard"/>
      <text:h text:style-name="Heading_20_2" text:outline-level="2">P<text:span text:style-name="T1">RESENTATION DU REFERENTIEL DEV-DATA</text:span></text:h>
      <text:p text:style-name="Standard">La formation Développement Data de la Sonatel Academy est un programme intensif destiné aux personnes désireuses de développer des compétences en développement de logiciels <text:soft-page-break/>orientés données. La formation est conçue pour donner aux apprenants les connaissances et les compétences nécessaires pour concevoir, développer et déployer des solutions logicielles basées sur des données.</text:p>
      <text:p text:style-name="Standard">La formation couvre plusieurs domaines clés du développement de logiciels orientés données, notamment les langages de programmation (Python, R), les bases de données, les technologies de stockage et d'analyse de données, ainsi que les méthodologies de développement de logiciels.</text:p>
      <text:p text:style-name="Standard">Les apprenants sont encadrés par des formateurs expérimentés qui leur fournissent un soutien personnalisé tout au long de la formation. Les apprenants travaillent également sur des projets pratiques pour mettre en pratique les concepts et les compétences qu'ils ont appris.</text:p>
      <text:p text:style-name="Standard">La formation Développement Data de la Sonatel Academy est une excellente opportunité pour les personnes souhaitant acquérir des compétences en développement de logiciels orientés données et pour les entreprises cherchant à développer des solutions logicielles basées sur des données.</text:p>
      <text:p text:style-name="Standard"/>
      <text:h text:style-name="Heading_20_1" text:outline-level="1">PROBLEMATIQUE</text:h>
      <text:h text:style-name="Heading_20_2" text:outline-level="2">Présentation des modules étudiés</text:h>
      <text:p text:style-name="Standard">Dans le cadre de notre formation en développement data, nous avons eu l'opportunité d'étudier plusieurs modules clés pour notre apprentissage. Voici une brève présentation de chacun de ces modules :</text:p>
      <text:h text:style-name="Heading_20_3" text:outline-level="3">Algorithme</text:h>
      <text:p text:style-name="P2">Dans ce module, nous avons appris les bases de la conception d'algorithmes pour résoudre différents problèmes informatiques. Nous avons étudié les structures de contrôle telles que les boucles et les conditions, ainsi que les méthodes de tri et de recherche.</text:p>
      <text:h text:style-name="Heading_20_3" text:outline-level="3">Python :</text:h>
      <text:p text:style-name="P3">Ce module a été consacré à l'apprentissage de la programmation en Python, un langage de programmation polyvalent et populaire. Nous avons étudié la syntaxe de base de Python, la manipulation de chaînes de caractères, les fonctions et les modules, ainsi que la gestion des erreurs.</text:p>
      <text:h text:style-name="Heading_20_3" text:outline-level="3">Structure de données (avec un focus sur les fichiers)</text:h>
      <text:p text:style-name="P3">Dans ce module, nous avons appris les différentes structures de données utilisées en Python, y compris les listes, les tuples, les dictionnaires et les ensembles. Nous avons également étudié la gestion des fichiers en Python, y compris la lecture, l'écriture et la manipulation de fichiers.</text:p>
      <text:h text:style-name="Heading_20_3" text:outline-level="3">P<text:span text:style-name="T2">rogrammation Orientee Objet</text:span></text:h>
      <text:p text:style-name="P3">Le module POO (Programmation Orientée Objet) a été consacré à l'apprentissage de la programmation orientée objet en Python. Nous avons étudié les concepts clés de la POO tels que les classes, les objets, les méthodes et les attributs, ainsi que les principes SOLID.</text:p>
      <text:p text:style-name="Standard"><text:soft-page-break/>Grâce à l'étude de ces différents modules, nous avons acquis des compétences essentielles pour la programmation en Python, la conception d'algorithmes et la gestion des données, qui nous seront utiles dans notre future carrière professionnelle.</text:p>
      <text:p text:style-name="Standard"/>
      <text:h text:style-name="Heading_20_2" text:outline-level="2">Les problématiques associées à chaque module</text:h>
      <text:p text:style-name="Standard">Chacun des modules étudiés a présenté des problématiques spécifiques que nous avons dû aborder et surmonter. Voici un aperçu des principales problématiques associées à chaque module :</text:p>
      <text:p text:style-name="Standard"><text:s text:c="4"/>1. Algorithme : La principale problématique associée à ce module a été la conception d'algorithmes pour résoudre des problèmes spécifiques. Nous avons dû apprendre à identifier les structures de contrôle appropriées pour chaque situation, ainsi qu'à optimiser nos algorithmes pour une meilleure performance.</text:p>
      <text:p text:style-name="Standard"><text:s text:c="4"/>2. Python : L'une des principales problématiques de ce module a été l'apprentissage de la syntaxe de Python, qui peut être très différente de celle d'autres langages de programmation. Nous avons également dû nous familiariser avec les nombreux modules Python disponibles et apprendre à les utiliser pour résoudre des problèmes spécifiques.</text:p>
      <text:p text:style-name="Standard"><text:s text:c="4"/>3. Structure de données (avec un focus sur les fichiers) : La principale problématique de ce module a été la manipulation des différentes structures de données en Python. Nous avons dû apprendre à utiliser les listes, les tuples, les dictionnaires et les ensembles de manière efficace pour stocker et manipuler des données. Nous avons également dû apprendre à lire et à écrire des fichiers en Python.</text:p>
      <text:p text:style-name="Standard"><text:s text:c="4"/>4. POO : La principale problématique de ce module a été la compréhension des concepts clés de la POO. Nous avons dû apprendre à concevoir des classes, à créer des objets, à définir des méthodes et des attributs, ainsi qu'à appliquer les principes SOLID pour une conception de classe efficace.</text:p>
      <text:p text:style-name="Standard">En surmontant ces problématiques, nous avons pu acquérir une compréhension solide de chaque module et des compétences essentielles pour la programmation en Python et la gestion des données.</text:p>
      <text:p text:style-name="Standard"/>
      <text:p text:style-name="Standard">Les objectifs poursuivis dans l'étude de chaque module</text:p>
      <text:p text:style-name="Standard">Les objectifs poursuivis dans l'étude de chaque module étaient les suivants :</text:p>
      <text:p text:style-name="Standard"><text:s text:c="4"/>1. Algorithme : L'objectif principal de ce module était d'apprendre à concevoir des algorithmes efficaces pour résoudre des problèmes spécifiques. Nous avons appris à identifier les structures de contrôle appropriées pour chaque situation et à optimiser nos algorithmes pour une meilleure performance.</text:p>
      <text:p text:style-name="Standard"><text:s text:c="4"/>2. Python : L'objectif principal de ce module était de nous familiariser avec la syntaxe de Python et les nombreux modules disponibles pour résoudre des problèmes spécifiques. Nous avons appris à utiliser les structures de contrôle Python, les fonctions, les modules de bibliothèque, les bibliothèques de numérotation et les bibliothèques d'analyse de données.</text:p>
      <text:p text:style-name="Standard"><text:s text:c="4"/>3. Structure de données (avec un focus sur les fichiers) : L'objectif principal de ce module était de nous familiariser avec les différentes structures de données en Python. Nous avons appris à utiliser les listes, les tuples, les dictionnaires et les ensembles de manière efficace pour stocker et manipuler des données. Nous avons également appris à lire et à écrire des fichiers en Python.</text:p>
      <text:p text:style-name="Standard"><text:soft-page-break/><text:s text:c="4"/>4. POO : L'objectif principal de ce module était de nous familiariser avec les concepts clés de la POO. Nous avons appris à concevoir des classes, à créer des objets, à définir des méthodes et des attributs, ainsi qu'à appliquer les principes SOLID pour une conception de classe efficace.</text:p>
      <text:p text:style-name="Standard">En atteignant ces objectifs, nous avons acquis une compréhension solide de chaque module et des compétences essentielles pour la programmation en Python et la gestion des données.</text:p>
      <text:p text:style-name="Standard"/>
      <text:p text:style-name="Standard"/>
      <text:p text:style-name="Standard">Les difficultés rencontrées lors de l'étude de chaque module</text:p>
      <text:p text:style-name="Standard">Lors de l'étude de chaque module, nous avons rencontré certaines difficultés, notamment :</text:p>
      <text:p text:style-name="Standard"><text:s text:c="4"/>1. Algorithme : L'un des principaux défis de l'étude des algorithmes était de concevoir des solutions pour des problèmes complexes. Nous avons dû apprendre à décomposer les problèmes en sous-problèmes plus petits et à utiliser des techniques de conception d'algorithmes pour résoudre chaque sous-problème. Parfois, le choix de la structure de contrôle appropriée pour chaque situation était également difficile.</text:p>
      <text:p text:style-name="Standard"><text:s text:c="4"/>2. Python : L'un des principaux défis de l'étude de Python était la maîtrise de la syntaxe de Python et de ses nombreux modules. La syntaxe de Python peut être différente de celle d'autres langages de programmation, ce qui peut être déroutant pour les nouveaux utilisateurs. En outre, il y a tellement de modules Python disponibles que la tâche de choisir le bon module pour résoudre un problème donné peut être difficile.</text:p>
      <text:p text:style-name="Standard"><text:s text:c="4"/>3. Structure de données (avec un focus sur les fichiers) : L'un des principaux défis de l'étude de la structure de données était la compréhension de la manière de stocker et de manipuler efficacement des données en Python. Les différentes structures de données ont des avantages et des inconvénients, et choisir la bonne structure de données pour chaque situation peut être difficile. En outre, la lecture et l'écriture de fichiers peuvent être complexes pour les débutants.</text:p>
      <text:p text:style-name="Standard"><text:s text:c="4"/>4. POO : L'un des principaux défis de l'étude de la POO était la compréhension de la manière de concevoir des classes et des objets efficaces. Il peut être difficile de choisir les bons attributs et méthodes pour une classe donnée et de les organiser de manière cohérente. En outre, la compréhension des principes SOLID pour une conception de classe efficace peut être difficile pour les débutants.</text:p>
      <text:p text:style-name="Standard">Cependant, en travaillant dur et en sollicitant l'aide de nos formateurs et de nos pairs, nous avons surmonté ces difficultés et avons pu atteindre nos objectifs d'apprentissage pour chaque module.</text:p>
      <text:p text:style-name="Standard"/>
      <text:p text:style-name="Standard"/>
      <text:p text:style-name="Standard"/>
      <text:p text:style-name="Standard"/>
      <text:p text:style-name="Standard">Les solutions qui ont été apportées pour surmonter ces difficultés</text:p>
      <text:p text:style-name="Standard">Pour surmonter les difficultés rencontrées lors de l'étude de chaque module, nous avons adopté différentes stratégies, notamment :</text:p>
      <text:p text:style-name="Standard"><text:s text:c="4"/>1. Algorithme : Pour surmonter les difficultés liées à la conception d'algorithmes, nous avons utilisé des approches systématiques telles que la décomposition des problèmes en sous-problèmes plus petits et la modélisation de chaque sous-problème sous forme d'algorithme. Nous avons également travaillé en groupes pour résoudre les problèmes et discuter des différentes approches de conception d'algorithmes.</text:p>
      <text:p text:style-name="Standard"><text:soft-page-break/><text:s text:c="4"/>2. Python : Pour surmonter les difficultés liées à la syntaxe de Python et à la maîtrise de ses nombreux modules, nous avons utilisé des ressources en ligne telles que des tutoriels Python et des documentations de module. Nous avons également travaillé sur des projets pratiques pour appliquer les connaissances acquises et avons travaillé en groupes pour résoudre les problèmes et discuter des différentes approches de résolution de problèmes en Python.</text:p>
      <text:p text:style-name="Standard"><text:s text:c="4"/>3. Structure de données (avec un focus sur les fichiers) : Pour surmonter les difficultés liées à la manipulation efficace des données en Python, nous avons utilisé des structures de données appropriées pour chaque situation et avons travaillé sur des projets pratiques pour appliquer les connaissances acquises. Nous avons également utilisé des ressources en ligne telles que des tutoriels et des documentations pour apprendre à lire et à écrire des fichiers en Python.</text:p>
      <text:p text:style-name="Standard"><text:s text:c="4"/>4. POO : Pour surmonter les difficultés liées à la conception de classes et d'objets efficaces, nous avons utilisé des approches systématiques telles que la compréhension des principes SOLID et la modélisation des classes et des objets en utilisant des diagrammes UML. Nous avons également travaillé en groupes pour discuter des différentes approches de conception de classes et d'objets et pour résoudre les problèmes.</text:p>
      <text:p text:style-name="Standard">En travaillant dur et en utilisant ces différentes stratégies, nous avons pu surmonter les difficultés rencontrées lors de l'étude de chaque module et atteindre nos objectifs d'apprentissage.</text:p>
      <text:p text:style-name="Standard"/>
      <text:p text:style-name="Standard">Les perspectives pour l'utilisation de ces modules dans la vie professionnelle et académique</text:p>
      <text:p text:style-name="Standard">Les modules étudiés lors de cette formation en développement data offrent des perspectives intéressantes pour leur utilisation future dans la vie professionnelle et académique.</text:p>
      <text:p text:style-name="Standard">Tout d'abord, la maîtrise de l'algorithme est un atout majeur dans le domaine du développement de logiciels, car elle permet d'optimiser les processus et les performances des programmes. La connaissance de Python est également très demandée dans les métiers de la data, notamment pour la manipulation de données, l'analyse statistique et la visualisation de données.</text:p>
      <text:p text:style-name="Standard">La compréhension de la structure de données, en particulier les fichiers, est également très utile pour le traitement et la gestion de données. De même, la maîtrise de la programmation orientée objet en Python offre de nombreuses possibilités pour la création de programmes modulaires et évolutifs.</text:p>
      <text:p text:style-name="Standard">En ce qui concerne la modélisation des classes et des objets en utilisant des diagrammes UML, cela permet une meilleure compréhension et une meilleure communication entre les développeurs. En effet, cela facilite la compréhension des relations entre les différents composants d'un système, ce qui est très utile dans les projets de grande envergure.</text:p>
      <text:p text:style-name="Standard">Dans l'ensemble, les modules étudiés offrent des perspectives intéressantes pour leur utilisation future dans le domaine de la data, mais également dans d'autres domaines tels que le développement de logiciels, l'analyse de données, la modélisation de systèmes, etc.</text:p>
      <text:p text:style-name="Standard"/>
      <text:p text:style-name="Standard">Présentation de maquettes d'écran illustrant les applications développées dans le cadre de l'étude de chaque module</text:p>
      <text:p text:style-name="Standard">Je suis désolé, en tant que modèle de langage, je ne suis pas capable de créer des illustrations ou des maquettes d'écran. Cependant, je peux vous aider à expliquer comment vous pouvez les présenter dans votre rapport.</text:p>
      <text:p text:style-name="Standard"><text:soft-page-break/>Pour chaque module, vous pouvez inclure des captures d'écran de votre code, des captures d'écran de votre interface utilisateur et des diagrammes UML illustrant la modélisation de classes et d'objets. Assurez-vous d'expliquer clairement ce que vous présentez et comment cela s'inscrit dans le module correspondant.</text:p>
      <text:p text:style-name="Standard">Vous pouvez également inclure des explications et des justifications pour les choix de conception que vous avez faits dans la création de votre application. Cela peut aider à démontrer votre compréhension des concepts clés étudiés dans chaque module.</text:p>
      <text:p text:style-name="Standard"/>
      <text:p text:style-name="Standard">Conclusion : Synthèse des éléments clés présentés dans le rapport Perspectives pour l'utilisation de ces modules dans la vie professionnelle et académique</text:p>
      <text:p text:style-name="Standard">En conclusion, ce rapport a présenté les modules étudiés dans le cadre de la formation "Développement Data". Nous avons examiné les principales problématiques associées à chaque module, les objectifs poursuivis et les difficultés rencontrées lors de leur étude. Nous avons également discuté des solutions apportées pour surmonter ces difficultés et des perspectives d'utilisation de ces modules dans la vie professionnelle et académique.</text:p>
      <text:p text:style-name="Standard">Le module d'algorithme a été utile pour comprendre les principes fondamentaux de la programmation et pour améliorer la logique de résolution de problèmes. Le module Python a fourni une base solide pour la programmation orientée objet, l'analyse de données et la création d'applications. Le module Python et structure de données, avec un focus sur les fichiers, a aidé à comprendre comment stocker et manipuler des données, et à gérer des fichiers pour stocker de grandes quantités de données. Le module POO en Python a permis de comprendre les concepts avancés de la programmation orientée objet et de la modélisation des classes et des objets.</text:p>
      <text:p text:style-name="Standard">Malgré les avantages offerts par ces modules, il est important de noter leurs limites et les perspectives pour des recherches futures. Par exemple, la compréhension des principes SOLID et la modélisation des classes et des objets en utilisant des diagrammes UML ont été manquantes dans cette formation.</text:p>
      <text:p text:style-name="Standard">Ces modules ont une grande importance dans la vie professionnelle et académique, car ils offrent des compétences essentielles pour les développeurs de données, les analystes de données et les ingénieurs logiciels. Ils permettent également de créer des applications efficaces pour résoudre des problèmes réels.</text:p>
      <text:p text:style-name="Standard">En conclusion, les modules étudiés dans cette formation ont été très utiles et ont fourni une base solide pour les compétences en développement de données. Ils ont ouvert la voie à de nombreuses perspectives futures et ont été une expérience précieuse pour notre développement professionn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Gras" style:font-family-generic="roman"/>
    <style:font-face style:name="Times new roman" svg:font-family="'Times new roman'" style:font-adornments="Gras" style:font-family-generic="roman"/>
    <style:font-face style:name="Times new roman1" svg:font-family="'Times new roman'" style:font-adornments="Normal"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Gras"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draw:fill-hatch-solid="false"/>
      <style:paragraph-properties fo:margin-left="0cm" fo:margin-right="0cm" fo:margin-top="0.353cm" fo:margin-bottom="0.212cm" style:contextual-spacing="false" fo:text-indent="0cm" style:auto-text-indent="false" style:page-number="auto" fo:background-color="transparent">
        <style:tab-stops/>
      </style:paragraph-properties>
      <style:text-properties style:font-name="Times new roman" fo:font-family="'Times new roman'" style:font-style-name="Gras" style:font-family-generic="roman"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style-name="Gras" style:font-family-generic="roman" fo:font-size="12pt" fo:font-weight="bold" style:font-size-asian="14pt" style:font-weight-asian="bold" style:font-size-complex="14pt" style:font-weight-complex="bol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a" text:display-levels="2">
        <style:list-level-properties text:list-level-position-and-space-mode="label-alignment">
          <style:list-level-label-alignment text:label-followed-by="listtab"/>
        </style:list-level-properties>
      </text:outline-level-style>
      <text:outline-level-style text:level="3" loext:num-list-format="%1%.%2%.%3%" style:num-format="a"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fo:border="0.74pt solid #000000" fo:padding="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3:41:56.204863036</meta:creation-date>
    <dc:date>2023-03-09T22:29:58.806266060</dc:date>
    <meta:editing-duration>PT7H33M36S</meta:editing-duration>
    <meta:editing-cycles>2</meta:editing-cycles>
    <meta:generator>LibreOffice/7.3.7.2$Linux_X86_64 LibreOffice_project/30$Build-2</meta:generator>
    <meta:document-statistic meta:table-count="0" meta:image-count="0" meta:object-count="0" meta:page-count="10" meta:paragraph-count="150" meta:word-count="3868" meta:character-count="25606" meta:non-whitespace-character-count="21767"/>
  </office:meta>
</office:document-meta>
</file>